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1597in" fo:margin-left="0.4597in" table:align="left" style:writing-mode="lr-tb"/>
    </style:style>
    <style:style style:name="Table1.A" style:family="table-column">
      <style:table-column-properties style:column-width="2.0507in"/>
    </style:style>
    <style:style style:name="Table1.C" style:family="table-column">
      <style:table-column-properties style:column-width="2.0583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style:font-name="Arial" fo:font-size="16pt" fo:font-weight="bold" style:font-size-asian="16pt" style:font-weight-asian="bold" style:font-name-complex="Arial" style:font-size-complex="16pt"/>
    </style:style>
    <style:style style:name="P2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style:font-name="Arial" fo:font-size="16pt" style:font-size-asian="16pt" style:font-name-complex="Arial" style:font-size-complex="16pt"/>
    </style:style>
    <style:style style:name="P3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color="#000000" style:font-name="Arial" fo:font-size="7pt" style:font-size-asian="7pt" style:font-name-complex="Arial" style:font-size-complex="7pt"/>
    </style:style>
    <style:style style:name="P4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color="#000000" style:font-name="Arial" style:font-name-complex="Arial"/>
    </style:style>
    <style:style style:name="P5" style:family="paragraph" style:parent-style-name="Standard">
      <style:paragraph-properties fo:text-align="justify" style:justify-single-word="false" fo:background-color="#ffffff">
        <style:tab-stops>
          <style:tab-stop style:position="0.25in"/>
        </style:tab-stops>
        <style:background-image/>
      </style:paragraph-properties>
      <style:text-properties fo:color="#000000" fo:font-size="7pt" style:font-name-asian="Symbol" style:font-size-asian="7pt" style:font-size-complex="7pt" style:font-weight-complex="bold"/>
    </style:style>
    <style:style style:name="P6" style:family="paragraph" style:parent-style-name="Standard">
      <style:paragraph-properties fo:text-align="justify" style:justify-single-word="false" fo:background-color="#ffffff">
        <style:background-image/>
      </style:paragraph-properties>
    </style:style>
    <style:style style:name="P7" style:family="paragraph" style:parent-style-name="Standard" style:list-style-name="WW8Num8">
      <style:paragraph-properties fo:text-align="justify" style:justify-single-word="false" fo:background-color="#ffffff">
        <style:tab-stops/>
        <style:background-image/>
      </style:paragraph-properties>
    </style:style>
    <style:style style:name="P8" style:family="paragraph" style:parent-style-name="Standard" style:list-style-name="WW8Num3">
      <style:paragraph-properties fo:text-align="justify" style:justify-single-word="false" fo:background-color="#ffffff">
        <style:tab-stops/>
        <style:background-image/>
      </style:paragraph-properties>
    </style:style>
    <style:style style:name="P9" style:family="paragraph" style:parent-style-name="Standard" style:list-style-name="WW8Num12">
      <style:paragraph-properties fo:text-align="justify" style:justify-single-word="false" fo:background-color="#ffffff">
        <style:tab-stops/>
        <style:background-image/>
      </style:paragraph-properties>
    </style:style>
    <style:style style:name="P10" style:family="paragraph" style:parent-style-name="Standard">
      <style:paragraph-properties fo:margin-left="0in" fo:margin-right="0in" fo:text-align="justify" style:justify-single-word="false" fo:text-indent="-0.25in" style:auto-text-indent="false" fo:background-color="#ffffff">
        <style:background-image/>
      </style:paragraph-properties>
    </style:style>
    <style:style style:name="P11" style:family="paragraph" style:parent-style-name="Standard">
      <style:paragraph-properties fo:margin-left="0in" fo:margin-right="0in" fo:text-align="justify" style:justify-single-word="false" fo:text-indent="-0.25in" style:auto-text-indent="false" fo:background-color="#ffffff">
        <style:tab-stops>
          <style:tab-stop style:position="0.25in"/>
        </style:tab-stops>
        <style:background-image/>
      </style:paragraph-properties>
    </style:style>
    <style:style style:name="P12" style:family="paragraph" style:parent-style-name="Standard" style:list-style-name="WW8Num8">
      <style:paragraph-properties fo:margin-left="0in" fo:margin-right="0in" fo:text-align="justify" style:justify-single-word="false" fo:text-indent="-0.25in" style:auto-text-indent="false" fo:background-color="#ffffff">
        <style:tab-stops/>
        <style:background-image/>
      </style:paragraph-properties>
    </style:style>
    <style:style style:name="P13" style:family="paragraph" style:parent-style-name="Standard">
      <style:paragraph-properties fo:margin-left="0in" fo:margin-right="0in" fo:text-align="justify" style:justify-single-word="false" fo:text-indent="-0.25in" style:auto-text-indent="false" fo:background-color="#ffffff">
        <style:tab-stops>
          <style:tab-stop style:position="0.25in"/>
        </style:tab-stops>
        <style:background-image/>
      </style:paragraph-properties>
      <style:text-properties fo:color="#000000" style:font-name="Arial" fo:font-size="7pt" style:font-size-asian="7pt" style:font-name-complex="Arial" style:font-size-complex="7pt"/>
    </style:style>
    <style:style style:name="P14" style:family="paragraph" style:parent-style-name="Standard">
      <style:paragraph-properties fo:margin-left="0in" fo:margin-right="0in" fo:text-align="justify" style:justify-single-word="false" fo:text-indent="-0.25in" style:auto-text-indent="false" fo:background-color="#ffffff">
        <style:tab-stops>
          <style:tab-stop style:position="0.25in"/>
        </style:tab-stops>
        <style:background-image/>
      </style:paragraph-properties>
      <style:text-properties fo:color="#000000" style:font-name="Arial" style:font-name-complex="Arial"/>
    </style:style>
    <style:style style:name="P15" style:family="paragraph" style:parent-style-name="Standard">
      <style:paragraph-properties fo:margin-left="0.5in" fo:margin-right="0in" fo:line-height="150%" fo:text-indent="0in" style:auto-text-indent="false">
        <style:tab-stops>
          <style:tab-stop style:position="3.5in"/>
        </style:tab-stops>
      </style:paragraph-properties>
    </style:style>
    <style:style style:name="P16" style:family="paragraph" style:parent-style-name="Standard" style:list-style-name="WW8Num5">
      <style:paragraph-properties fo:margin-left="0.5in" fo:margin-right="0in" fo:text-align="justify" style:justify-single-word="false" fo:text-indent="0in" style:auto-text-indent="false" fo:background-color="#ffffff">
        <style:tab-stops/>
        <style:background-image/>
      </style:paragraph-properties>
    </style:style>
    <style:style style:name="P17" style:family="paragraph" style:parent-style-name="Standard" style:list-style-name="WW8Num8">
      <style:paragraph-properties fo:margin-left="0.5in" fo:margin-right="0in" fo:text-align="justify" style:justify-single-word="false" fo:text-indent="0in" style:auto-text-indent="false" fo:background-color="#ffffff">
        <style:tab-stops/>
        <style:background-image/>
      </style:paragraph-properties>
    </style:style>
    <style:style style:name="P18" style:family="paragraph" style:parent-style-name="Standard" style:list-style-name="WW8Num5">
      <style:paragraph-properties fo:margin-left="0.5in" fo:margin-right="0in" fo:text-align="justify" style:justify-single-word="false" fo:text-indent="0in" style:auto-text-indent="false" fo:background-color="#ffffff">
        <style:tab-stops/>
        <style:background-image/>
      </style:paragraph-properties>
      <style:text-properties fo:color="#000000" style:font-name="Arial" style:font-name-asian="Symbol" style:font-name-complex="Arial" style:font-weight-complex="bold"/>
    </style:style>
    <style:style style:name="P19" style:family="paragraph" style:parent-style-name="Standard" style:list-style-name="WW8Num8">
      <style:paragraph-properties fo:margin-left="0.5in" fo:margin-right="0in" fo:text-align="justify" style:justify-single-word="false" fo:text-indent="0in" style:auto-text-indent="false" fo:background-color="#ffffff">
        <style:tab-stops/>
        <style:background-image/>
      </style:paragraph-properties>
      <style:text-properties fo:color="#000000" style:font-name="Arial" style:font-name-complex="Arial"/>
    </style:style>
    <style:style style:name="P20" style:family="paragraph" style:parent-style-name="Standard">
      <style:paragraph-properties fo:margin-left="0.5in" fo:margin-right="0in" fo:text-align="justify" style:justify-single-word="false" fo:text-indent="0in" style:auto-text-indent="false" fo:background-color="#ffffff">
        <style:background-image/>
      </style:paragraph-properties>
      <style:text-properties fo:color="#000000" style:font-name="Arial" fo:font-size="7pt" style:font-size-asian="7pt" style:font-name-complex="Arial" style:font-size-complex="7pt"/>
    </style:style>
    <style:style style:name="P21" style:family="paragraph" style:parent-style-name="Standard">
      <style:paragraph-properties fo:margin-left="0.5in" fo:margin-right="0in" fo:text-align="justify" style:justify-single-word="false" fo:text-indent="-0.25in" style:auto-text-indent="false" fo:background-color="#ffffff">
        <style:tab-stops>
          <style:tab-stop style:position="0.25in"/>
        </style:tab-stops>
        <style:background-image/>
      </style:paragraph-properties>
      <style:text-properties fo:color="#000000" fo:font-size="7pt" style:font-name-asian="Symbol" style:font-size-asian="7pt" style:font-size-complex="7pt" style:font-weight-complex="bold"/>
    </style:style>
    <style:style style:name="P22" style:family="paragraph" style:parent-style-name="Standard">
      <style:paragraph-properties fo:margin-left="-0.2602in" fo:margin-right="0in" fo:text-align="justify" style:justify-single-word="false" fo:text-indent="0in" style:auto-text-indent="false" fo:background-color="#ffffff">
        <style:background-image/>
      </style:paragraph-properties>
      <style:text-properties fo:color="#000000" style:font-name="Arial" fo:font-size="7pt" style:font-name-asian="Symbol" style:font-size-asian="7pt" style:font-name-complex="Arial" style:font-size-complex="7pt" style:font-weight-complex="bold"/>
    </style:style>
    <style:style style:name="P23" style:family="paragraph" style:parent-style-name="Standard">
      <style:paragraph-properties fo:margin-left="-0.2602in" fo:margin-right="0in" fo:text-align="justify" style:justify-single-word="false" fo:text-indent="0in" style:auto-text-indent="false" fo:background-color="#ffffff">
        <style:background-image/>
      </style:paragraph-properties>
      <style:text-properties fo:color="#000000" style:font-name="Arial" fo:font-size="7pt" style:font-size-asian="7pt" style:font-name-complex="Arial" style:font-size-complex="7pt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3.5in"/>
        </style:tab-stops>
      </style:paragraph-properties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6pt" fo:font-weight="bold" style:font-size-asian="16pt" style:font-weight-asian="bold" style:font-size-complex="16pt"/>
    </style:style>
    <style:style style:name="P2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style:font-weight-asian="bold"/>
    </style:style>
    <style:style style:name="P27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3.5in"/>
        </style:tab-stops>
      </style:paragraph-properties>
      <style:text-properties fo:font-weight="bold" style:font-weight-asian="bold"/>
    </style:style>
    <style:style style:name="P28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3.5in"/>
        </style:tab-stops>
      </style:paragraph-properties>
    </style:style>
    <style:style style:name="P29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3.5in"/>
        </style:tab-stops>
      </style:paragraph-properties>
    </style:style>
    <style:style style:name="P30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3.9898in"/>
        </style:tab-stops>
      </style:paragraph-properties>
    </style:style>
    <style:style style:name="P31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3.5in"/>
        </style:tab-stops>
      </style:paragraph-properties>
      <style:text-properties style:font-name="Century"/>
    </style:style>
    <style:style style:name="P32" style:family="paragraph" style:parent-style-name="Standard">
      <style:paragraph-properties fo:margin-left="0in" fo:margin-right="0in" fo:line-height="150%" fo:text-indent="0in" style:auto-text-indent="false" style:snap-to-layout-grid="false">
        <style:tab-stops>
          <style:tab-stop style:position="3.5in"/>
        </style:tab-stops>
      </style:paragraph-properties>
      <style:text-properties style:font-name="Century"/>
    </style:style>
    <style:style style:name="P33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-0.1252in"/>
          <style:tab-stop style:position="0.2709in"/>
          <style:tab-stop style:position="2.6146in"/>
          <style:tab-stop style:position="4.948in"/>
        </style:tab-stops>
      </style:paragraph-properties>
      <style:text-properties style:font-name="Century"/>
    </style:style>
    <style:style style:name="P34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1.6252in"/>
          <style:tab-stop style:position="2.6043in"/>
          <style:tab-stop style:position="4.9374in"/>
        </style:tab-stops>
      </style:paragraph-properties>
      <style:text-properties style:font-name="Century"/>
    </style:style>
    <style:style style:name="P35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.2917in"/>
          <style:tab-stop style:position="2.6043in"/>
          <style:tab-stop style:position="4.9165in"/>
        </style:tab-stops>
      </style:paragraph-properties>
      <style:text-properties style:font-name="Century"/>
    </style:style>
    <style:style style:name="P36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-0.1252in"/>
          <style:tab-stop style:position="0.2917in"/>
          <style:tab-stop style:position="2.6043in"/>
          <style:tab-stop style:position="4.9374in"/>
        </style:tab-stops>
      </style:paragraph-properties>
      <style:text-properties style:font-name="Century"/>
    </style:style>
    <style:style style:name="P37" style:family="paragraph" style:parent-style-name="Standard">
      <style:paragraph-properties fo:margin-left="0in" fo:margin-right="0in" fo:text-indent="0in" style:auto-text-indent="false">
        <style:tab-stops>
          <style:tab-stop style:position="3.5in"/>
        </style:tab-stops>
      </style:paragraph-properties>
      <style:text-properties style:font-name="Century"/>
    </style:style>
    <style:style style:name="P38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3.5in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39" style:family="paragraph" style:parent-style-name="Standard">
      <style:paragraph-properties fo:margin-left="0in" fo:margin-right="0in" fo:text-indent="0in" style:auto-text-indent="false">
        <style:tab-stops>
          <style:tab-stop style:position="3.5in"/>
        </style:tab-stops>
      </style:paragraph-properties>
    </style:style>
    <style:style style:name="P40" style:family="paragraph" style:parent-style-name="Standard">
      <style:paragraph-properties fo:margin-left="0in" fo:margin-right="0in" fo:line-height="150%" fo:text-indent="0in" style:auto-text-indent="false" fo:padding-left="0in" fo:padding-right="0in" fo:padding-top="0in" fo:padding-bottom="0.0138in" fo:border-left="none" fo:border-right="none" fo:border-top="none" fo:border-bottom="0.0138in solid #000000">
        <style:tab-stops>
          <style:tab-stop style:position="3.5in"/>
        </style:tab-stops>
      </style:paragraph-properties>
    </style:style>
    <style:style style:name="P41" style:family="paragraph" style:parent-style-name="Standard">
      <style:paragraph-properties fo:margin-left="0in" fo:margin-right="0in" fo:line-height="150%" fo:text-indent="0in" style:auto-text-indent="false" fo:break-before="page">
        <style:tab-stops>
          <style:tab-stop style:position="3.5in"/>
        </style:tab-stops>
      </style:paragraph-properties>
    </style:style>
    <style:style style:name="P42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/>
    </style:style>
    <style:style style:name="T1" style:family="text">
      <style:text-properties fo:color="#000000" style:font-name="Symbol" style:font-name-asian="Symbol" style:font-name-complex="Symbol" style:font-weight-complex="bold"/>
    </style:style>
    <style:style style:name="T2" style:family="text">
      <style:text-properties fo:color="#000000" fo:font-size="7pt" style:font-name-asian="Symbol" style:font-size-asian="7pt" style:font-size-complex="7pt" style:font-weight-complex="bold"/>
    </style:style>
    <style:style style:name="T3" style:family="text">
      <style:text-properties fo:color="#000000" style:font-name="Arial" style:font-name-asian="Symbol" style:font-name-complex="Arial" style:font-weight-complex="bold"/>
    </style:style>
    <style:style style:name="T4" style:family="text">
      <style:text-properties fo:color="#000000" style:font-name="Arial" style:font-name-complex="Arial"/>
    </style:style>
    <style:style style:name="T5" style:family="text">
      <style:text-properties fo:color="#000000" style:font-name="Arial" fo:font-weight="bold" style:font-weight-asian="bold" style:font-name-complex="Arial"/>
    </style:style>
    <style:style style:name="T6" style:family="text">
      <style:text-properties fo:color="#000000" style:font-name="Arial" fo:font-weight="bold" style:font-name-asian="Symbol" style:font-weight-asian="bold" style:font-name-complex="Arial" style:font-weight-complex="bold"/>
    </style:style>
    <style:style style:name="T7" style:family="text">
      <style:text-properties style:font-name="Arial" fo:font-weight="bold" style:font-weight-asian="bold" style:font-name-complex="Arial"/>
    </style:style>
    <style:style style:name="T8" style:family="text">
      <style:text-properties fo:font-weight="bold" style:font-weight-asian="bold"/>
    </style:style>
    <style:style style:name="T9" style:family="text">
      <style:text-properties fo:font-size="16pt" fo:font-weight="bold" style:font-size-asian="16pt" style:font-weight-asian="bold" style:font-size-complex="16pt"/>
    </style:style>
    <style:style style:name="T10" style:family="text">
      <style:text-properties style:font-name="Wingdings"/>
    </style:style>
    <style:style style:name="T11" style:family="text">
      <style:text-properties style:font-name="Century"/>
    </style:style>
    <style:style style:name="T12" style:family="text">
      <style:text-properties fo:font-size="14pt" fo:font-weight="bold" style:font-size-asian="14pt" style:font-weight-asian="bold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T9">Pinole Players Community Playhouse</text:span></text:p>
      <text:p text:style-name="P25">Guest Director Application Form </text:p>
      <text:p text:style-name="P26">(please fill out this form entirely)</text:p>
      <text:p text:style-name="P26"/>
      <text:p text:style-name="P26"/>
      <text:p text:style-name="P30">Name: ________________________________________<text:tab/>Date: __________________</text:p>
      <text:p text:style-name="P30">Address: ______________________________________<text:tab/>City, Zip: _________________________</text:p>
      <text:p text:style-name="P30">Phone: _________________________<text:tab/>E-Mail: ___________________________</text:p>
      <text:p text:style-name="P28"/>
      <text:p text:style-name="P28">Which time slot would you like to perform your production?</text:p>
      <text:p text:style-name="P15"><text:span text:style-name="T10"></text:span><text:span text:style-name="T11">January (musical) <text:s text:c="10"/></text:span><text:span text:style-name="T10"></text:span><text:span text:style-name="T11">March (play) <text:s text:c="8"/></text:span><text:span text:style-name="T10"></text:span><text:span text:style-name="T11">June (musical</text:span></text:p>
      <text:p text:style-name="P31"/>
      <text:p text:style-name="P31">Please list the most recent shows you have directed:</text:p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32">Show Title</text:p>
          </table:table-cell>
          <table:table-cell table:style-name="Table1.A1" office:value-type="string">
            <text:p text:style-name="P32">Theatre</text:p>
          </table:table-cell>
          <table:table-cell table:style-name="Table1.C1" office:value-type="string">
            <text:p text:style-name="P32">Dates of Performances</text:p>
          </table:table-cell>
        </table:table-row>
        <table:table-row table:style-name="Table1.1"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  <table:table-cell table:style-name="Table1.C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  <table:table-cell table:style-name="Table1.C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  <table:table-cell table:style-name="Table1.C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  <table:table-cell table:style-name="Table1.C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  <table:table-cell table:style-name="Table1.C1" office:value-type="string">
            <text:p text:style-name="P32"/>
          </table:table-cell>
        </table:table-row>
      </table:table>
      <text:p text:style-name="P31"/>
      <text:p text:style-name="P38">Proposed Production #1:</text:p>
      <text:p text:style-name="P39">Title: ___________________________________________________________________________</text:p>
      <text:p text:style-name="P39"/>
      <text:p text:style-name="P39">Author/Composers(s): _____________________________________________________________</text:p>
      <text:p text:style-name="P39"/>
      <text:p text:style-name="P39">Genre: <text:s text:c="2"/><text:span text:style-name="T10"> </text:span><text:span text:style-name="T11">Comedy <text:s text:c="3"/></text:span><text:span text:style-name="T10"> </text:span><text:span text:style-name="T11">Drama <text:s text:c="5"/></text:span><text:span text:style-name="T10"> </text:span><text:span text:style-name="T11">Musical <text:s text:c="3"/></text:span><text:span text:style-name="T10"> </text:span><text:span text:style-name="T11">Other: _______________________</text:span></text:p>
      <text:p text:style-name="P37"/>
      <text:p text:style-name="P31">Casting: <text:s/></text:p>
      <text:p text:style-name="P34"><text:s text:c="6"/>No. of Men: ______<text:tab/>No. of Women: ______<text:tab/>No. of children: <text:s/>_______</text:p>
      <text:p text:style-name="P33"><text:tab/>Age Range: _______<text:tab/>Age Range: _______<text:tab/>Age Range: ________</text:p>
      <text:p text:style-name="P31">Period: <text:s/>_______________</text:p>
      <text:p text:style-name="P37">Please describe any technical requirements: ______________________________________</text:p>
      <text:p text:style-name="P37"/>
      <text:p text:style-name="P37">_______________________________________________________________________________</text:p>
      <text:p text:style-name="P37"/>
      <text:p text:style-name="P37">Describe why you want to bring this show to the Community Playhouse:</text:p>
      <text:p text:style-name="P37"/>
      <text:p text:style-name="P37">_______________________________________________________________________________</text:p>
      <text:p text:style-name="P37"/>
      <text:p text:style-name="P37">_______________________________________________________________________________</text:p>
      <text:p text:style-name="P37"/>
      <text:p text:style-name="P39"><text:span text:style-name="T11">_______________________________________________________________________________</text:span></text:p>
      <text:p text:style-name="P41"><text:span text:style-name="T12">Proposed Production #2:</text:span></text:p>
      <text:p text:style-name="P39"/>
      <text:p text:style-name="P39">Title: ___________________________________________________________________________</text:p>
      <text:p text:style-name="P39"/>
      <text:p text:style-name="P39">Author/Composers(s): _____________________________________________________________</text:p>
      <text:p text:style-name="P39"/>
      <text:p text:style-name="P39">Genre:<text:span text:style-name="T11"> <text:s text:c="2"/></text:span><text:span text:style-name="T10"> </text:span><text:span text:style-name="T11">Comedy <text:s text:c="3"/></text:span><text:span text:style-name="T10"> </text:span><text:span text:style-name="T11">Drama <text:s text:c="5"/></text:span><text:span text:style-name="T10"> </text:span><text:span text:style-name="T11">Musical <text:s text:c="3"/></text:span><text:span text:style-name="T10"> </text:span><text:span text:style-name="T11">Other: _______________________</text:span></text:p>
      <text:p text:style-name="P37"/>
      <text:p text:style-name="P31">Casting: <text:s/></text:p>
      <text:p text:style-name="P35"><text:s text:c="6"/>No. of Men: ______<text:tab/>No. of Women: ______<text:tab/>No. of children: <text:s/>_______</text:p>
      <text:p text:style-name="P36"><text:tab/>Age Range: _______<text:tab/>Age Range: _______<text:tab/>Age Range: ________</text:p>
      <text:p text:style-name="P31">Period: <text:s/>_______________</text:p>
      <text:p text:style-name="P37">Please describe any technical requirements: ______________________________________</text:p>
      <text:p text:style-name="P37"/>
      <text:p text:style-name="P37">_______________________________________________________________________________</text:p>
      <text:p text:style-name="P37"/>
      <text:p text:style-name="P37">Describe why you want to bring this show to the Community Playhouse:</text:p>
      <text:p text:style-name="P37"/>
      <text:p text:style-name="P37">_______________________________________________________________________________</text:p>
      <text:p text:style-name="P37"/>
      <text:p text:style-name="P37">_______________________________________________________________________________</text:p>
      <text:p text:style-name="P37"/>
      <text:p text:style-name="P37">_______________________________________________________________________________</text:p>
      <text:p text:style-name="P28"/>
      <text:p text:style-name="P40"/>
      <text:p text:style-name="P28"/>
      <text:p text:style-name="P29">Thank you for your interest to work at the </text:p>
      <text:p text:style-name="P29">Pinole Players</text:p>
      <text:p text:style-name="P29">Community Playhouse</text:p>
      <text:p text:style-name="P29"/>
      <text:p text:style-name="P29">If mailing, please send your production submissions to:</text:p>
      <text:p text:style-name="P24">The Pinole Players</text:p>
      <text:p text:style-name="P24">Community Playhouse</text:p>
      <text:p text:style-name="P24">Attention: <text:s/>Patti Clark </text:p>
      <text:p text:style-name="P24">P.O. Box 182</text:p>
      <text:p text:style-name="P24">Pinole, CA <text:s/>94564</text:p>
      <text:p text:style-name="P24"/>
      <text:p text:style-name="P24"><text:s text:c="277"/></text:p>
      <text:p text:style-name="P24"/>
      <text:p text:style-name="P27">Deadline for all applications is Wednesday, February 5, 2014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asian="Times New Roman" style:font-name-complex="Courier New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Symbol" style:font-name-asian="Times New Roman" style:font-name-complex="Courier New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Symbol" style:font-name-asian="Times New Roman" style:font-name-complex="Courier New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Symbol" style:font-name-asian="Times New Roman" style:font-name-complex="Courier New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6z0" style:family="text">
      <style:text-properties style:font-name="Symbol" style:font-name-asian="Times New Roman" style:font-name-complex="Courier New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style:font-name="Symbol" style:font-name-asian="Times New Roman" style:font-name-complex="Courier New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style:font-name="Symbol" style:font-name-asian="Times New Roman" style:font-name-complex="Courier New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9z0" style:family="text">
      <style:text-properties style:font-name="Symbol" style:font-name-asian="Times New Roman" style:font-name-complex="Courier New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/>
    </style:style>
    <style:style style:name="WW8Num11z0" style:family="text">
      <style:text-properties style:font-name="Symbol" style:font-name-asian="Times New Roman" style:font-name-complex="Courier New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2z0" style:family="text">
      <style:text-properties style:font-name="Symbol" style:font-name-asian="Times New Roman" style:font-name-complex="Courier New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Symbol" style:font-name-asian="Times New Roman" style:font-name-complex="Courier New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5854in" fo:text-indent="-0.2602in" fo:margin-left="1.5854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5752in" fo:text-indent="-0.25in" fo:margin-left="1.5752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2.0752in" fo:text-indent="-0.25in" fo:margin-left="2.0752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.5752in" fo:text-indent="-0.25in" fo:margin-left="2.575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3.0752in" fo:text-indent="-0.25in" fo:margin-left="3.0752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5752in" fo:text-indent="-0.25in" fo:margin-left="3.5752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4.0752in" fo:text-indent="-0.25in" fo:margin-left="4.0752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5752in" fo:text-indent="-0.25in" fo:margin-left="4.5752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5.0752in" fo:text-indent="-0.25in" fo:margin-left="5.07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5854in" fo:text-indent="-0.2602in" fo:margin-left="1.5854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.5752in" fo:text-indent="-0.25in" fo:margin-left="1.5752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2.0752in" fo:text-indent="-0.25in" fo:margin-left="2.0752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.5752in" fo:text-indent="-0.25in" fo:margin-left="2.575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3.0752in" fo:text-indent="-0.25in" fo:margin-left="3.0752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.5752in" fo:text-indent="-0.25in" fo:margin-left="3.5752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4.0752in" fo:text-indent="-0.25in" fo:margin-left="4.0752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.5752in" fo:text-indent="-0.25in" fo:margin-left="4.5752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752in" fo:text-indent="-0.25in" fo:margin-left="5.07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5in" fo:text-indent="-0.2602in" fo:margin-left="0.7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5752in" fo:text-indent="-0.25in" fo:margin-left="1.5752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.0752in" fo:text-indent="-0.25in" fo:margin-left="2.0752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.5752in" fo:text-indent="-0.25in" fo:margin-left="2.575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.0752in" fo:text-indent="-0.25in" fo:margin-left="3.0752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752in" fo:text-indent="-0.25in" fo:margin-left="3.5752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4.0752in" fo:text-indent="-0.25in" fo:margin-left="4.0752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5752in" fo:text-indent="-0.25in" fo:margin-left="4.5752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752in" fo:text-indent="-0.25in" fo:margin-left="5.07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602in" fo:text-indent="-0.2602in" fo:margin-left="0.2602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2" text:style-name="WW8Num5z0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5z0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5z0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602in" fo:text-indent="-0.2602in" fo:margin-left="1.2602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602in" fo:text-indent="-0.2602in" fo:margin-left="1.2602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75in" fo:text-indent="-0.2602in" fo:margin-left="0.7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0.7398in" fo:text-indent="-0.25in" fo:margin-left="0.7398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1.7398in" fo:text-indent="-0.25in" fo:margin-left="1.7398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2398in" fo:text-indent="-0.25in" fo:margin-left="2.2398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2.7398in" fo:text-indent="-0.25in" fo:margin-left="2.7398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2398in" fo:text-indent="-0.25in" fo:margin-left="3.2398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3.7398in" fo:text-indent="-0.25in" fo:margin-left="3.7398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2398in" fo:text-indent="-0.25in" fo:margin-left="4.23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5in" fo:text-indent="-0.2602in" fo:margin-left="0.7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0.7398in" fo:text-indent="-0.25in" fo:margin-left="0.7398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1.7398in" fo:text-indent="-0.25in" fo:margin-left="1.7398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2398in" fo:text-indent="-0.25in" fo:margin-left="2.2398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2.7398in" fo:text-indent="-0.25in" fo:margin-left="2.7398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2398in" fo:text-indent="-0.25in" fo:margin-left="3.2398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3.7398in" fo:text-indent="-0.25in" fo:margin-left="3.7398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2398in" fo:text-indent="-0.25in" fo:margin-left="4.23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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7602in" fo:text-indent="-0.2602in" fo:margin-left="0.7602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854in" fo:text-indent="-0.2602in" fo:margin-left="0.2854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0.7752in" fo:text-indent="-0.25in" fo:margin-left="0.7752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2752in" fo:text-indent="-0.25in" fo:margin-left="1.2752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1.7752in" fo:text-indent="-0.25in" fo:margin-left="1.775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2752in" fo:text-indent="-0.25in" fo:margin-left="2.2752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2.7752in" fo:text-indent="-0.25in" fo:margin-left="2.7752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2752in" fo:text-indent="-0.25in" fo:margin-left="3.2752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3.7752in" fo:text-indent="-0.25in" fo:margin-left="3.7752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2752in" fo:text-indent="-0.25in" fo:margin-left="4.27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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75in" fo:text-indent="-0.2602in" fo:margin-left="0.7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0.7398in" fo:text-indent="-0.25in" fo:margin-left="0.7398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1.7398in" fo:text-indent="-0.25in" fo:margin-left="1.7398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2398in" fo:text-indent="-0.25in" fo:margin-left="2.2398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7398in" fo:text-indent="-0.25in" fo:margin-left="2.7398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3.2398in" fo:text-indent="-0.25in" fo:margin-left="3.2398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3.7398in" fo:text-indent="-0.25in" fo:margin-left="3.7398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2398in" fo:text-indent="-0.25in" fo:margin-left="4.23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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209in" fo:margin-right="0.53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GUIDELINES, DEADLINES and </dc:title>
    <meta:initial-creator>Patti</meta:initial-creator>
    <meta:creation-date>2013-12-28T12:46:00</meta:creation-date>
    <dc:date>2014-01-08T08:44:26</dc:date>
    <meta:editing-cycles>3</meta:editing-cycles>
    <meta:editing-duration>PT00H25M00S</meta:editing-duration>
    <meta:document-statistic meta:table-count="1" meta:image-count="0" meta:object-count="0" meta:page-count="2" meta:paragraph-count="51" meta:word-count="234" meta:character-count="2889"/>
    <meta:generator>NeoOffice/3.2.1$Unix OpenOffice.org_project/Patch 8</meta:generator>
    <meta:user-defined meta:name="_AdHocReviewCycleID" meta:value-type="float">-130842458</meta:user-defined>
    <meta:user-defined meta:name="_AuthorEmail">pa-clark@comcast.net</meta:user-defined>
    <meta:user-defined meta:name="_AuthorEmailDisplayName">Patti Clark</meta:user-defined>
    <meta:user-defined meta:name="_EmailSubject">WEBSITE UPDATES</meta:user-defined>
    <meta:user-defined meta:name="_NewReviewCycle"/>
  </office:meta>
</office:document-meta>
</file>